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>
      <style:text-properties fo:background-color="#ffffff" fo:color="#808080" fo:font-size="10pt" style:font-size-asian="10pt" style:font-size-complex="10pt"/>
    </style:style>
    <style:style style:name="T8_2" style:family="text">
      <style:text-properties fo:background-color="#ffffff" fo:color="#808080" fo:font-size="10pt" style:font-size-asian="10pt" style:font-size-complex="10pt"/>
    </style:style>
    <style:style style:name="T8_3" style:family="text">
      <style:text-properties fo:background-color="#ffffff" fo:color="#808080" fo:font-size="10pt" style:font-size-asian="10pt" style:font-size-complex="10pt"/>
    </style:style>
    <style:style style:name="T8_4" style:family="text">
      <style:text-properties fo:background-color="#ffffff" fo:color="#808080" fo:font-size="10pt" style:font-size-asian="10pt" style:font-size-complex="10pt"/>
    </style:style>
    <style:style style:name="T8_5" style:family="text">
      <style:text-properties fo:background-color="#ffffff" fo:color="#808080" fo:font-size="10pt" style:font-size-asian="10pt" style:font-size-complex="10pt"/>
    </style:style>
    <style:style style:name="T8_6" style:family="text">
      <style:text-properties fo:background-color="#ffffff" fo:color="#808080" fo:font-size="10pt" style:font-size-asian="10pt" style:font-size-complex="10pt"/>
    </style:style>
    <style:style style:name="T8_7" style:family="text">
      <style:text-properties fo:background-color="#ffffff" fo:color="#808080" fo:font-size="10pt" style:font-size-asian="10pt" style:font-size-complex="10pt"/>
    </style:style>
    <style:style style:name="T8_8" style:family="text">
      <style:text-properties fo:background-color="#ffffff" fo:color="#808080" fo:font-size="10pt" style:font-size-asian="10pt" style:font-size-complex="10pt"/>
    </style:style>
    <style:style style:name="T8_9" style:family="text">
      <style:text-properties fo:background-color="#ffffff" fo:color="#808080" fo:font-size="10pt" style:font-size-asian="10pt" style:font-size-complex="10pt"/>
    </style:style>
    <style:style style:name="T8_10" style:family="text">
      <style:text-properties fo:background-color="#ffffff" fo:color="#808080" fo:font-size="10pt" style:font-size-asian="10pt" style:font-size-complex="10pt"/>
    </style:style>
    <style:style style:name="T8_11" style:family="text">
      <style:text-properties fo:background-color="#ffffff" fo:color="#808080" fo:font-size="10pt" style:font-size-asian="10pt" style:font-size-complex="10pt"/>
    </style:style>
    <style:style style:name="T8_12" style:family="text">
      <style:text-properties fo:background-color="#ffffff" fo:color="#808080" fo:font-size="10pt" style:font-size-asian="10pt" style:font-size-complex="10pt"/>
    </style:style>
    <style:style style:name="T8_13" style:family="text"/>
    <style:style style:name="T8_14" style:family="text">
      <style:text-properties fo:background-color="#ffffff" fo:color="#0069d6" fo:font-size="10pt" style:font-size-asian="10pt" style:font-size-complex="10pt"/>
    </style:style>
    <style:style style:name="T8_15" style:family="text"/>
    <style:style style:name="T8_16" style:family="text">
      <style:text-properties fo:background-color="#ffffff" fo:color="#0069d6" fo:font-size="10pt" style:font-size-asian="10pt" style:font-size-complex="10pt"/>
    </style:style>
    <style:style style:name="T8_17" style:family="text"/>
    <style:style style:name="T8_18" style:family="text">
      <style:text-properties fo:background-color="#ffffff" fo:color="#0069d6" fo:font-size="10pt" style:font-size-asian="10pt" style:font-size-complex="10pt"/>
    </style:style>
    <style:style style:name="T8_19" style:family="text"/>
    <style:style style:name="T8_20" style:family="text">
      <style:text-properties fo:background-color="#ffffff" fo:color="#0069d6" fo:font-size="10pt" style:font-size-asian="10pt" style:font-size-complex="10pt"/>
    </style:style>
    <style:style style:name="T8_21" style:family="text"/>
    <style:style style:name="T8_22" style:family="text">
      <style:text-properties fo:background-color="#ffffff" fo:color="#0069d6" fo:font-size="10pt" style:font-size-asian="10pt" style:font-size-complex="10pt"/>
    </style:style>
    <style:style style:name="T8_23" style:family="text"/>
    <style:style style:name="T8_24" style:family="text">
      <style:text-properties fo:background-color="#ffffff" fo:color="#0069d6" fo:font-size="10pt" style:font-size-asian="10pt" style:font-size-complex="10pt"/>
    </style:style>
    <style:style style:name="T8_25" style:family="text"/>
    <style:style style:name="T8_26" style:family="text">
      <style:text-properties fo:background-color="#ffffff" fo:color="#0069d6" fo:font-size="10pt" style:font-size-asian="10pt" style:font-size-complex="10pt"/>
    </style:style>
    <style:style style:name="T8_27" style:family="text"/>
    <style:style style:name="T8_28" style:family="text">
      <style:text-properties fo:background-color="#ffffff" fo:color="#0069d6" fo:font-size="10pt" style:font-size-asian="10pt" style:font-size-complex="10pt"/>
    </style:style>
    <style:style style:name="T8_29" style:family="text"/>
    <style:style style:name="T8_30" style:family="text">
      <style:text-properties fo:background-color="#ffffff" fo:color="#0069d6" fo:font-size="10pt" style:font-size-asian="10pt" style:font-size-complex="10pt"/>
    </style:style>
    <style:style style:name="T8_31" style:family="text"/>
    <style:style style:name="T8_32" style:family="text">
      <style:text-properties fo:background-color="#ffffff" fo:color="#0069d6" fo:font-size="10pt" style:font-size-asian="10pt" style:font-size-complex="10pt"/>
    </style:style>
    <style:style style:name="T8_33" style:family="text"/>
    <style:style style:name="T8_34" style:family="text">
      <style:text-properties fo:background-color="#ffffff" fo:color="#0069d6" fo:font-size="10pt" style:font-size-asian="10pt" style:font-size-complex="10pt"/>
    </style:style>
    <style:style style:name="T8_35" style:family="text"/>
    <style:style style:name="T8_36" style:family="text">
      <style:text-properties fo:background-color="#ffffff" fo:color="#0069d6" fo:font-size="10pt" style:font-size-asian="10pt" style:font-size-complex="10pt"/>
    </style:style>
    <style:style style:name="T8_37" style:family="text"/>
    <style:style style:name="T8_38" style:family="text">
      <style:text-properties fo:background-color="#ffffff" fo:color="#0069d6" fo:font-size="10pt" style:font-size-asian="10pt" style:font-size-complex="10pt"/>
    </style:style>
    <style:style style:name="T8_39" style:family="text"/>
    <style:style style:name="T8_40" style:family="text">
      <style:text-properties fo:background-color="#ffffff" fo:color="#0069d6" fo:font-size="10pt" style:font-size-asian="10pt" style:font-size-complex="10pt"/>
    </style:style>
    <style:style style:name="T8_41" style:family="text"/>
    <style:style style:name="T8_42" style:family="text">
      <style:text-properties fo:background-color="#ffffff" fo:color="#0069d6" fo:font-size="10pt" style:font-size-asian="10pt" style:font-size-complex="10pt"/>
    </style:style>
    <style:style style:name="T8_43" style:family="text"/>
    <style:style style:name="T8_44" style:family="text">
      <style:text-properties fo:background-color="#ffffff" fo:color="#0069d6" fo:font-size="10pt" style:font-size-asian="10pt" style:font-size-complex="10pt"/>
    </style:style>
    <style:style style:name="T8_45" style:family="text"/>
    <style:style style:name="T8_46" style:family="text">
      <style:text-properties fo:background-color="#ffffff" fo:color="#0069d6" fo:font-size="10pt" style:font-size-asian="10pt" style:font-size-complex="10pt"/>
    </style:style>
    <style:style style:name="T8_47" style:family="text"/>
    <style:style style:name="T8_48" style:family="text">
      <style:text-properties fo:background-color="#ffffff" fo:color="#0069d6" fo:font-size="10pt" style:font-size-asian="10pt" style:font-size-complex="10pt"/>
    </style:style>
    <style:style style:name="T8_49" style:family="text"/>
    <style:style style:name="T8_50" style:family="text">
      <style:text-properties fo:background-color="#ffffff" fo:color="#0069d6" fo:font-size="10pt" style:font-size-asian="10pt" style:font-size-complex="10pt"/>
    </style:style>
    <style:style style:name="T8_51" style:family="text"/>
    <style:style style:name="T8_52" style:family="text">
      <style:text-properties fo:background-color="#ffffff" fo:color="#0069d6" fo:font-size="10pt" style:font-size-asian="10pt" style:font-size-complex="10pt"/>
    </style:style>
    <style:style style:name="T8_53" style:family="text"/>
    <style:style style:name="T8_54" style:family="text">
      <style:text-properties fo:background-color="#ffffff" fo:color="#0069d6" fo:font-size="10pt" style:font-size-asian="10pt" style:font-size-complex="10pt"/>
    </style:style>
    <style:style style:name="T8_55" style:family="text"/>
    <style:style style:name="T8_56" style:family="text">
      <style:text-properties fo:background-color="#ffffff" fo:color="#0069d6" fo:font-size="10pt" style:font-size-asian="10pt" style:font-size-complex="10pt"/>
    </style:style>
    <style:style style:name="T8_57" style:family="text"/>
    <style:style style:name="T8_58" style:family="text">
      <style:text-properties fo:background-color="#ffffff" fo:color="#0069d6" fo:font-size="10pt" style:font-size-asian="10pt" style:font-size-complex="10pt"/>
    </style:style>
    <style:style style:name="T8_59" style:family="text"/>
    <style:style style:name="T8_60" style:family="text">
      <style:text-properties fo:background-color="#ffffff" fo:color="#0069d6" fo:font-size="10pt" style:font-size-asian="10pt" style:font-size-complex="10pt"/>
    </style:style>
    <style:style style:name="T8_61" style:family="text"/>
    <style:style style:name="T8_62" style:family="text">
      <style:text-properties fo:background-color="#ffffff" fo:color="#0069d6" fo:font-size="10pt" style:font-size-asian="10pt" style:font-size-complex="10pt"/>
    </style:style>
    <style:style style:name="T8_63" style:family="text"/>
    <style:style style:name="T8_64" style:family="text">
      <style:text-properties fo:background-color="#ffffff" fo:color="#0069d6" fo:font-size="10pt" style:font-size-asian="10pt" style:font-size-complex="10pt"/>
    </style:style>
    <style:style style:name="T8_65" style:family="text"/>
    <style:style style:name="T8_66" style:family="text">
      <style:text-properties fo:background-color="#ffffff" fo:color="#0069d6" fo:font-size="10pt" style:font-size-asian="10pt" style:font-size-complex="10pt"/>
    </style:style>
    <style:style style:name="T8_67" style:family="text"/>
    <style:style style:name="T8_68" style:family="text">
      <style:text-properties fo:background-color="#ffffff" fo:color="#0069d6" fo:font-size="10pt" style:font-size-asian="10pt" style:font-size-complex="10pt"/>
    </style:style>
    <style:style style:name="T8_69" style:family="text"/>
    <style:style style:name="T8_70" style:family="text">
      <style:text-properties fo:background-color="#ffffff" fo:color="#0069d6" fo:font-size="10pt" style:font-size-asian="10pt" style:font-size-complex="10pt"/>
    </style:style>
    <style:style style:name="T8_71" style:family="text"/>
    <style:style style:name="T8_72" style:family="text">
      <style:text-properties fo:background-color="#ffffff" fo:color="#0069d6" fo:font-size="10pt" style:font-size-asian="10pt" style:font-size-complex="10pt"/>
    </style:style>
    <style:style style:name="T8_73" style:family="text"/>
    <style:style style:name="T8_74" style:family="text">
      <style:text-properties fo:background-color="#ffffff" fo:color="#0069d6" fo:font-size="10pt" style:font-size-asian="10pt" style:font-size-complex="10pt"/>
    </style:style>
    <style:style style:name="T8_75" style:family="text">
      <style:text-properties fo:background-color="#ffffff" fo:color="#808080" fo:font-size="10pt" style:font-size-asian="10pt" style:font-size-complex="10pt"/>
    </style:style>
    <style:style style:name="T8_76" style:family="text">
      <style:text-properties fo:background-color="#ffffff" fo:color="#808080" fo:font-size="10pt" style:font-size-asian="10pt" style:font-size-complex="10pt"/>
    </style:style>
    <style:style style:name="T8_77" style:family="text">
      <style:text-properties fo:background-color="#ffffff" fo:color="#808080" fo:font-size="10pt" style:font-size-asian="10pt" style:font-size-complex="10pt"/>
    </style:style>
    <style:style style:name="T8_78" style:family="text">
      <style:text-properties fo:background-color="#ffffff" fo:color="#808080" fo:font-size="10pt" style:font-size-asian="10pt" style:font-size-complex="10pt"/>
    </style:style>
    <style:style style:name="T8_79" style:family="text">
      <style:text-properties fo:background-color="#ffffff" fo:color="#808080" fo:font-size="10pt" style:font-size-asian="10pt" style:font-size-complex="10pt"/>
    </style:style>
    <style:style style:name="T8_80" style:family="text">
      <style:text-properties fo:background-color="#ffffff" fo:color="#808080" fo:font-size="10pt" style:font-size-asian="10pt" style:font-size-complex="10pt"/>
    </style:style>
    <style:style style:name="T8_81" style:family="text">
      <style:text-properties fo:background-color="#ffffff" fo:color="#808080" fo:font-size="10pt" style:font-size-asian="10pt" style:font-size-complex="10pt"/>
    </style:style>
    <style:style style:name="T8_82" style:family="text">
      <style:text-properties fo:background-color="#ffffff" fo:color="#808080" fo:font-size="10pt" style:font-size-asian="10pt" style:font-size-complex="10pt"/>
    </style:style>
    <style:style style:name="T8_83" style:family="text">
      <style:text-properties fo:background-color="#ffffff" fo:color="#808080" fo:font-size="10pt" style:font-size-asian="10pt" style:font-size-complex="10pt"/>
    </style:style>
    <style:style style:name="T8_84" style:family="text">
      <style:text-properties fo:background-color="#ffffff" fo:color="#808080" fo:font-size="10pt" style:font-size-asian="10pt" style:font-size-complex="10pt"/>
    </style:style>
    <style:style style:name="T8_85" style:family="text">
      <style:text-properties fo:background-color="#ffffff" fo:color="#808080" fo:font-size="10pt" style:font-size-asian="10pt" style:font-size-complex="10pt"/>
    </style:style>
    <style:style style:name="T8_86" style:family="text">
      <style:text-properties fo:background-color="#ffffff" fo:color="#808080" fo:font-size="10pt" style:font-size-asian="10pt" style:font-size-complex="10pt"/>
    </style:style>
    <style:style style:name="T8_87" style:family="text">
      <style:text-properties fo:background-color="#ffffff" fo:color="#808080" fo:font-size="10pt" style:font-size-asian="10pt" style:font-size-complex="10pt"/>
    </style:style>
    <style:style style:name="T8_88" style:family="text">
      <style:text-properties fo:background-color="#ffffff" fo:color="#808080" fo:font-size="10pt" style:font-size-asian="10pt" style:font-size-complex="10pt"/>
    </style:style>
    <style:style style:name="T8_89" style:family="text">
      <style:text-properties fo:background-color="#ffffff" fo:color="#808080" fo:font-size="10pt" style:font-size-asian="10pt" style:font-size-complex="10pt"/>
    </style:style>
    <style:style style:name="T8_90" style:family="text">
      <style:text-properties fo:background-color="#ffffff" fo:color="#808080" fo:font-size="10pt" style:font-size-asian="10pt" style:font-size-complex="10pt"/>
    </style:style>
    <style:style style:name="T8_91" style:family="text">
      <style:text-properties fo:background-color="#ffffff" fo:color="#808080" fo:font-size="10pt" style:font-size-asian="10pt" style:font-size-complex="10pt"/>
    </style:style>
    <style:style style:name="T8_92" style:family="text">
      <style:text-properties fo:background-color="#ffffff" fo:color="#808080" fo:font-size="10pt" style:font-size-asian="10pt" style:font-size-complex="10pt"/>
    </style:style>
    <style:style style:name="T8_93" style:family="text">
      <style:text-properties fo:background-color="#ffffff" fo:color="#808080" fo:font-size="10pt" style:font-size-asian="10pt" style:font-size-complex="10pt"/>
    </style:style>
    <style:style style:name="T8_94" style:family="text">
      <style:text-properties fo:background-color="#ffffff" fo:color="#808080" fo:font-size="10pt" style:font-size-asian="10pt" style:font-size-complex="10pt"/>
    </style:style>
    <style:style style:name="T8_95" style:family="text">
      <style:text-properties fo:background-color="#ffffff" fo:color="#808080" fo:font-size="10pt" style:font-size-asian="10pt" style:font-size-complex="10pt"/>
    </style:style>
    <style:style style:name="T8_96" style:family="text">
      <style:text-properties fo:background-color="#ffffff" fo:color="#808080" fo:font-size="10pt" style:font-size-asian="10pt" style:font-size-complex="10pt"/>
    </style:style>
    <style:style style:name="T8_97" style:family="text">
      <style:text-properties fo:background-color="#ffffff" fo:color="#808080" fo:font-size="10pt" style:font-size-asian="10pt" style:font-size-complex="10pt"/>
    </style:style>
    <style:style style:name="T8_98" style:family="text">
      <style:text-properties fo:background-color="#ffffff" fo:color="#808080" fo:font-size="10pt" style:font-size-asian="10pt" style:font-size-complex="10pt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>
      <style:text-properties fo:background-color="#ffffff" fo:color="#808080" fo:font-size="10pt" style:font-size-asian="10pt" style:font-size-complex="10pt"/>
    </style:style>
    <style:style style:name="T9_2" style:family="text">
      <style:text-properties fo:background-color="#ffffff" fo:color="#808080" fo:font-size="10pt" style:font-size-asian="10pt" style:font-size-complex="10pt"/>
    </style:style>
    <style:style style:name="T9_3" style:family="text">
      <style:text-properties fo:background-color="#ffffff" fo:color="#808080" fo:font-size="10pt" style:font-size-asian="10pt" style:font-size-complex="10pt"/>
    </style:style>
    <style:style style:name="T9_4" style:family="text">
      <style:text-properties fo:background-color="#ffffff" fo:color="#808080" fo:font-size="10pt" style:font-size-asian="10pt" style:font-size-complex="10pt"/>
    </style:style>
    <style:style style:name="T9_5" style:family="text">
      <style:text-properties fo:background-color="#ffffff" fo:color="#808080" fo:font-size="10pt" style:font-size-asian="10pt" style:font-size-complex="10pt"/>
    </style:style>
    <style:style style:name="T9_6" style:family="text">
      <style:text-properties fo:background-color="#ffffff" fo:color="#808080" fo:font-size="10pt" style:font-size-asian="10pt" style:font-size-complex="10pt"/>
    </style:style>
    <style:style style:name="T9_7" style:family="text">
      <style:text-properties fo:background-color="#ffffff" fo:color="#808080" fo:font-size="10pt" style:font-size-asian="10pt" style:font-size-complex="10pt"/>
    </style:style>
    <style:style style:name="T9_8" style:family="text">
      <style:text-properties fo:background-color="#ffffff" fo:color="#808080" fo:font-size="10pt" style:font-size-asian="10pt" style:font-size-complex="10pt"/>
    </style:style>
    <style:style style:name="T9_9" style:family="text">
      <style:text-properties fo:background-color="#ffffff" fo:color="#808080" fo:font-size="10pt" style:font-size-asian="10pt" style:font-size-complex="10pt"/>
    </style:style>
    <style:style style:name="T9_10" style:family="text">
      <style:text-properties fo:background-color="#ffffff" fo:color="#808080" fo:font-size="10pt" style:font-size-asian="10pt" style:font-size-complex="10pt"/>
    </style:style>
    <style:style style:name="T9_11" style:family="text">
      <style:text-properties fo:background-color="#ffffff" fo:color="#808080" fo:font-size="10pt" style:font-size-asian="10pt" style:font-size-complex="10pt"/>
    </style:style>
    <style:style style:name="T9_12" style:family="text">
      <style:text-properties fo:background-color="#ffffff" fo:color="#808080" fo:font-size="10pt" style:font-size-asian="10pt" style:font-size-complex="10pt"/>
    </style:style>
    <style:style style:name="T9_13" style:family="text">
      <style:text-properties fo:background-color="#ffffff" fo:color="#808080" fo:font-size="10pt" style:font-size-asian="10pt" style:font-size-complex="10pt"/>
    </style:style>
    <style:style style:name="T9_14" style:family="text">
      <style:text-properties fo:background-color="#ffffff" fo:color="#808080" fo:font-size="10pt" style:font-size-asian="10pt" style:font-size-complex="10pt"/>
    </style:style>
    <style:style style:name="T9_15" style:family="text">
      <style:text-properties fo:background-color="#ffffff" fo:color="#808080" fo:font-size="10pt" style:font-size-asian="10pt" style:font-size-complex="10pt"/>
    </style:style>
    <style:style style:name="T9_16" style:family="text">
      <style:text-properties fo:background-color="#ffffff" fo:color="#808080" fo:font-size="10pt" style:font-size-asian="10pt" style:font-size-complex="10pt"/>
    </style:style>
    <style:style style:name="T9_17" style:family="text">
      <style:text-properties fo:background-color="#ffffff" fo:color="#808080" fo:font-size="10pt" style:font-size-asian="10pt" style:font-size-complex="10pt"/>
    </style:style>
    <style:style style:name="T9_18" style:family="text">
      <style:text-properties fo:background-color="#ffffff" fo:color="#808080" fo:font-size="10pt" style:font-size-asian="10pt" style:font-size-complex="10pt"/>
    </style:style>
    <style:style style:name="T9_19" style:family="text">
      <style:text-properties fo:background-color="#ffffff" fo:color="#808080" fo:font-size="10pt" style:font-size-asian="10pt" style:font-size-complex="10pt"/>
    </style:style>
    <style:style style:name="T9_20" style:family="text">
      <style:text-properties fo:background-color="#ffffff" fo:color="#808080" fo:font-size="10pt" style:font-size-asian="10pt" style:font-size-complex="10pt"/>
    </style:style>
    <style:style style:name="T9_21" style:family="text">
      <style:text-properties fo:background-color="#ffffff" fo:color="#808080" fo:font-size="10pt" style:font-size-asian="10pt" style:font-size-complex="10pt"/>
    </style:style>
    <style:style style:name="T9_22" style:family="text">
      <style:text-properties fo:background-color="#ffffff" fo:color="#808080" fo:font-size="10pt" style:font-size-asian="10pt" style:font-size-complex="10pt"/>
    </style:style>
    <style:style style:name="T9_23" style:family="text">
      <style:text-properties fo:background-color="#ffffff" fo:color="#808080" fo:font-size="10pt" style:font-size-asian="10pt" style:font-size-complex="10pt"/>
    </style:style>
    <style:style style:name="T9_24" style:family="text">
      <style:text-properties fo:background-color="#ffffff" fo:color="#808080" fo:font-size="10pt" style:font-size-asian="10pt" style:font-size-complex="10pt"/>
    </style:style>
    <style:style style:name="T9_25" style:family="text">
      <style:text-properties fo:background-color="#ffffff" fo:color="#808080" fo:font-size="10pt" style:font-size-asian="10pt" style:font-size-complex="10pt"/>
    </style:style>
    <style:style style:name="T9_26" style:family="text">
      <style:text-properties fo:background-color="#ffffff" fo:color="#808080" fo:font-size="10pt" style:font-size-asian="10pt" style:font-size-complex="10pt"/>
    </style:style>
    <style:style style:name="T9_27" style:family="text"/>
    <style:style style:name="T9_28" style:family="text">
      <style:text-properties fo:background-color="#ffffff" fo:color="#0069d6" fo:font-size="10pt" style:font-size-asian="10pt" style:font-size-complex="10pt"/>
    </style:style>
    <style:style style:name="T9_29" style:family="text"/>
    <style:style style:name="T9_30" style:family="text">
      <style:text-properties fo:background-color="#ffffff" fo:color="#0069d6" fo:font-size="10pt" style:font-size-asian="10pt" style:font-size-complex="10pt"/>
    </style:style>
    <style:style style:name="T9_31" style:family="text"/>
    <style:style style:name="T9_32" style:family="text">
      <style:text-properties fo:background-color="#ffffff" fo:color="#0069d6" fo:font-size="10pt" style:font-size-asian="10pt" style:font-size-complex="10pt"/>
    </style:style>
    <style:style style:name="T9_33" style:family="text"/>
    <style:style style:name="T9_34" style:family="text">
      <style:text-properties fo:background-color="#ffffff" fo:color="#0069d6" fo:font-size="10pt" style:font-size-asian="10pt" style:font-size-complex="10pt"/>
    </style:style>
    <style:style style:name="T9_35" style:family="text"/>
    <style:style style:name="T9_36" style:family="text">
      <style:text-properties fo:background-color="#ffffff" fo:color="#0069d6" fo:font-size="10pt" style:font-size-asian="10pt" style:font-size-complex="10pt"/>
    </style:style>
    <style:style style:name="T9_37" style:family="text"/>
    <style:style style:name="T9_38" style:family="text">
      <style:text-properties fo:background-color="#ffffff" fo:color="#0069d6" fo:font-size="10pt" style:font-size-asian="10pt" style:font-size-complex="10pt"/>
    </style:style>
    <style:style style:name="T9_39" style:family="text"/>
    <style:style style:name="T9_40" style:family="text">
      <style:text-properties fo:background-color="#ffffff" fo:color="#0069d6" fo:font-size="10pt" style:font-size-asian="10pt" style:font-size-complex="10pt"/>
    </style:style>
    <style:style style:name="T9_41" style:family="text"/>
    <style:style style:name="T9_42" style:family="text">
      <style:text-properties fo:background-color="#ffffff" fo:color="#0069d6" fo:font-size="10pt" style:font-size-asian="10pt" style:font-size-complex="10pt"/>
    </style:style>
    <style:style style:name="T9_43" style:family="text"/>
    <style:style style:name="T9_44" style:family="text">
      <style:text-properties fo:background-color="#ffffff" fo:color="#0069d6" fo:font-size="10pt" style:font-size-asian="10pt" style:font-size-complex="10pt"/>
    </style:style>
    <style:style style:name="T9_45" style:family="text"/>
    <style:style style:name="T9_46" style:family="text">
      <style:text-properties fo:background-color="#ffffff" fo:color="#0069d6" fo:font-size="10pt" style:font-size-asian="10pt" style:font-size-complex="10pt"/>
    </style:style>
    <style:style style:name="T9_47" style:family="text"/>
    <style:style style:name="T9_48" style:family="text">
      <style:text-properties fo:background-color="#ffffff" fo:color="#0069d6" fo:font-size="10pt" style:font-size-asian="10pt" style:font-size-complex="10pt"/>
    </style:style>
    <style:style style:name="T9_49" style:family="text"/>
    <style:style style:name="T9_50" style:family="text">
      <style:text-properties fo:background-color="#ffffff" fo:color="#0069d6" fo:font-size="10pt" style:font-size-asian="10pt" style:font-size-complex="10pt"/>
    </style:style>
    <style:style style:name="T9_51" style:family="text"/>
    <style:style style:name="T9_52" style:family="text">
      <style:text-properties fo:background-color="#ffffff" fo:color="#0069d6" fo:font-size="10pt" style:font-size-asian="10pt" style:font-size-complex="10pt"/>
    </style:style>
    <style:style style:name="T9_53" style:family="text"/>
    <style:style style:name="T9_54" style:family="text">
      <style:text-properties fo:background-color="#ffffff" fo:color="#0069d6" fo:font-size="10pt" style:font-size-asian="10pt" style:font-size-complex="10pt"/>
    </style:style>
    <style:style style:name="T9_55" style:family="text"/>
    <style:style style:name="T9_56" style:family="text">
      <style:text-properties fo:background-color="#ffffff" fo:color="#0069d6" fo:font-size="10pt" style:font-size-asian="10pt" style:font-size-complex="10pt"/>
    </style:style>
    <style:style style:name="T9_57" style:family="text"/>
    <style:style style:name="T9_58" style:family="text">
      <style:text-properties fo:background-color="#ffffff" fo:color="#0069d6" fo:font-size="10pt" style:font-size-asian="10pt" style:font-size-complex="10pt"/>
    </style:style>
    <style:style style:name="T9_59" style:family="text"/>
    <style:style style:name="T9_60" style:family="text">
      <style:text-properties fo:background-color="#ffffff" fo:color="#0069d6" fo:font-size="10pt" style:font-size-asian="10pt" style:font-size-complex="10pt"/>
    </style:style>
    <style:style style:name="T9_61" style:family="text"/>
    <style:style style:name="T9_62" style:family="text">
      <style:text-properties fo:background-color="#ffffff" fo:color="#0069d6" fo:font-size="10pt" style:font-size-asian="10pt" style:font-size-complex="10pt"/>
    </style:style>
    <style:style style:name="T9_63" style:family="text">
      <style:text-properties fo:background-color="#ffffff" fo:color="#808080" fo:font-size="10pt" style:font-size-asian="10pt" style:font-size-complex="10pt"/>
    </style:style>
    <style:style style:name="T9_64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65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66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67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68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69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70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71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72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73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74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75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76" style:family="text">
      <style:text-properties fo:background-color="#ffffff" fo:font-style="italic" style:font-style-asian="italic" style:font-style-complex="italic" fo:color="#808080" fo:font-size="10pt" style:font-size-asian="10pt" style:font-size-complex="10pt"/>
    </style:style>
    <style:style style:name="T9_77" style:family="text">
      <style:text-properties fo:background-color="#ffffff" fo:color="#808080" fo:font-size="10pt" style:font-size-asian="10pt" style:font-size-complex="10pt"/>
    </style:style>
    <style:style style:name="T9_78" style:family="text">
      <style:text-properties fo:background-color="#ffffff" fo:color="#808080" fo:font-size="10pt" style:font-size-asian="10pt" style:font-size-complex="10pt"/>
    </style:style>
    <style:style style:name="T9_79" style:family="text">
      <style:text-properties fo:background-color="#ffffff" fo:color="#808080"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\</text:span><text:span text:style-name="T1_2">section</text:span><text:span text:style-name="T1_3">{</text:span><text:span text:style-name="T1_4">Introduction</text:span><text:span text:style-name="T1_5">}</text:span></text:p>
      <text:p text:style-name="P2"/>
      <text:p text:style-name="P3"><text:span text:style-name="T3_1">In</text:span><text:span text:style-name="T3_2"><text:s/></text:span><text:span text:style-name="T3_3">a</text:span><text:span text:style-name="T3_4"><text:s/></text:span><text:span text:style-name="T3_5">meeting</text:span><text:span text:style-name="T3_6"><text:s/></text:span><text:span text:style-name="T3_7">with</text:span><text:span text:style-name="T3_8"><text:s/></text:span><text:span text:style-name="T3_9">Prof</text:span><text:span text:style-name="T3_10">.<text:s/></text:span><text:span text:style-name="T3_11">Gloor</text:span><text:span text:style-name="T3_12">,<text:s/></text:span><text:span text:style-name="T3_13">he</text:span><text:span text:style-name="T3_14"><text:s/></text:span><text:span text:style-name="T3_15">proposed</text:span><text:span text:style-name="T3_16"><text:s/></text:span><text:span text:style-name="T3_17">a</text:span><text:span text:style-name="T3_18"><text:s/></text:span><text:span text:style-name="T3_19">joint</text:span><text:span text:style-name="T3_20"><text:s/></text:span><text:span text:style-name="T3_21">research</text:span><text:span text:style-name="T3_22"><text:s/></text:span><text:span text:style-name="T3_23">project</text:span><text:span text:style-name="T3_24"><text:s/></text:span><text:span text:style-name="T3_25">between</text:span><text:span text:style-name="T3_26"><text:s/></text:span><text:span text:style-name="T3_27">the</text:span><text:span text:style-name="T3_28"><text:s/></text:span><text:span text:style-name="T3_29">MIT</text:span><text:span text:style-name="T3_30"><text:s/></text:span><text:span text:style-name="T3_31">Center</text:span><text:span text:style-name="T3_32"><text:s/></text:span><text:span text:style-name="T3_33">for</text:span><text:span text:style-name="T3_34"><text:s/></text:span><text:span text:style-name="T3_35">Collective</text:span><text:span text:style-name="T3_36"><text:s/></text:span><text:span text:style-name="T3_37">Intelligence</text:span><text:span text:style-name="T3_38"><text:s/></text:span><text:span text:style-name="T3_39">and</text:span><text:span text:style-name="T3_40"><text:s/></text:span><text:span text:style-name="T3_41">swissnex</text:span><text:span text:style-name="T3_42"><text:s/></text:span><text:span text:style-name="T3_43">Boston</text:span><text:span text:style-name="T3_44"><text:s/></text:span><text:span text:style-name="T3_45">on</text:span><text:span text:style-name="T3_46"><text:s/></text:span><text:span text:style-name="T3_47">the</text:span><text:span text:style-name="T3_48"><text:s/></text:span><text:span text:style-name="T3_49">internal</text:span><text:span text:style-name="T3_50"><text:s/></text:span><text:span text:style-name="T3_51">swissnex</text:span><text:span text:style-name="T3_52"><text:s/></text:span><text:span text:style-name="T3_53">communication</text:span><text:span text:style-name="T3_54"><text:s/></text:span><text:span text:style-name="T3_55">structure</text:span><text:span text:style-name="T3_56">.<text:s/></text:span></text:p>
      <text:p text:style-name="P4"/>
      <text:p text:style-name="P5"><text:span text:style-name="T5_1">This</text:span><text:span text:style-name="T5_2"><text:s/></text:span><text:span text:style-name="T5_3">project</text:span><text:span text:style-name="T5_4"><text:s/></text:span><text:span text:style-name="T5_5">would</text:span><text:span text:style-name="T5_6"><text:s/></text:span><text:span text:style-name="T5_7">increase</text:span><text:span text:style-name="T5_8"><text:s/></text:span><text:span text:style-name="T5_9">the</text:span><text:span text:style-name="T5_10"><text:s/></text:span><text:span text:style-name="T5_11">visibility</text:span><text:span text:style-name="T5_12"><text:s/></text:span><text:span text:style-name="T5_13">of</text:span><text:span text:style-name="T5_14"><text:s/></text:span><text:span text:style-name="T5_15">swissnex</text:span><text:span text:style-name="T5_16"><text:s/></text:span><text:span text:style-name="T5_17">in</text:span><text:span text:style-name="T5_18"><text:s/></text:span><text:span text:style-name="T5_19">the</text:span><text:span text:style-name="T5_20"><text:s/></text:span><text:span text:style-name="T5_21">scientific</text:span><text:span text:style-name="T5_22"><text:s/></text:span><text:span text:style-name="T5_23">community</text:span><text:span text:style-name="T5_24"><text:s/></text:span><text:span text:style-name="T5_25">and</text:span><text:span text:style-name="T5_26"><text:s/></text:span><text:span text:style-name="T5_27">produce</text:span><text:span text:style-name="T5_28"><text:s/></text:span><text:span text:style-name="T5_29">advice</text:span><text:span text:style-name="T5_30"><text:s/></text:span><text:span text:style-name="T5_31">for</text:span><text:span text:style-name="T5_32"><text:s/></text:span><text:span text:style-name="T5_33">improving</text:span><text:span text:style-name="T5_34"><text:s/></text:span><text:span text:style-name="T5_35">swissnex</text:span><text:span text:style-name="T5_36"><text:s/></text:span><text:span text:style-name="T5_37">communication</text:span><text:span text:style-name="T5_38"><text:s/></text:span><text:span text:style-name="T5_39">strategy</text:span><text:span text:style-name="T5_40">.</text:span></text:p>
      <text:p text:style-name="P6"/>
      <text:p text:style-name="P7"><text:span text:style-name="T7_1">As</text:span><text:span text:style-name="T7_2"><text:s/></text:span><text:span text:style-name="T7_3">the</text:span><text:span text:style-name="T7_4"><text:s/></text:span><text:span text:style-name="T7_5">same</text:span><text:span text:style-name="T7_6"><text:s/></text:span><text:span text:style-name="T7_7">studies</text:span><text:span text:style-name="T7_8"><text:s/></text:span><text:span text:style-name="T7_9">have</text:span><text:span text:style-name="T7_10"><text:s/></text:span><text:span text:style-name="T7_11">already</text:span><text:span text:style-name="T7_12"><text:s/></text:span><text:span text:style-name="T7_13">been</text:span><text:span text:style-name="T7_14"><text:s/></text:span><text:span text:style-name="T7_15">conducted</text:span><text:span text:style-name="T7_16"><text:s/></text:span><text:span text:style-name="T7_17">under</text:span><text:span text:style-name="T7_18"><text:s/></text:span><text:span text:style-name="T7_19">the</text:span><text:span text:style-name="T7_20"><text:s/></text:span><text:span text:style-name="T7_21">supervision</text:span><text:span text:style-name="T7_22"><text:s/></text:span><text:span text:style-name="T7_23">of</text:span><text:span text:style-name="T7_24"><text:s/></text:span><text:span text:style-name="T7_25">the</text:span><text:span text:style-name="T7_26"><text:s/></text:span><text:span text:style-name="T7_27">two</text:span><text:span text:style-name="T7_28"><text:s/></text:span><text:span text:style-name="T7_29">previous</text:span><text:span text:style-name="T7_30"><text:s/></text:span><text:span text:style-name="T7_31">directors</text:span><text:span text:style-name="T7_32"><text:s/></text:span><text:span text:style-name="T7_33">of</text:span><text:span text:style-name="T7_34"><text:s/></text:span><text:span text:style-name="T7_35">swissnex</text:span><text:span text:style-name="T7_36"><text:s/></text:span><text:span text:style-name="T7_37">Boston</text:span><text:span text:style-name="T7_38">,<text:s/></text:span><text:span text:style-name="T7_39">Christoph</text:span><text:span text:style-name="T7_40"><text:s/></text:span><text:span text:style-name="T7_41">von</text:span><text:span text:style-name="T7_42"><text:s/></text:span><text:span text:style-name="T7_43">Arb</text:span><text:span text:style-name="T7_44"><text:s/></text:span><text:span text:style-name="T7_45">and</text:span><text:span text:style-name="T7_46"><text:s/></text:span><text:span text:style-name="T7_47">Pascal</text:span><text:span text:style-name="T7_48"><text:s/></text:span><text:span text:style-name="T7_49">Marmier</text:span><text:span text:style-name="T7_50">,<text:s/></text:span><text:span text:style-name="T7_51">the</text:span><text:span text:style-name="T7_52"><text:s/></text:span><text:span text:style-name="T7_53">development</text:span><text:span text:style-name="T7_54"><text:s/></text:span><text:span text:style-name="T7_55">of</text:span><text:span text:style-name="T7_56"><text:s/></text:span><text:span text:style-name="T7_57">the</text:span><text:span text:style-name="T7_58"><text:s/></text:span><text:span text:style-name="T7_59">teams</text:span><text:span text:style-name="T7_60"><text:s/></text:span><text:span text:style-name="T7_61">performance</text:span><text:span text:style-name="T7_62"><text:s/></text:span><text:span text:style-name="T7_63">could</text:span><text:span text:style-name="T7_64"><text:s/></text:span><text:span text:style-name="T7_65">be</text:span><text:span text:style-name="T7_66"><text:s/></text:span><text:span text:style-name="T7_67">evaluated</text:span><text:span text:style-name="T7_68"><text:s/></text:span><text:span text:style-name="T7_69">as</text:span><text:span text:style-name="T7_70"><text:s/></text:span><text:span text:style-name="T7_71">well</text:span><text:span text:style-name="T7_72">.</text:span></text:p>
      <text:p text:style-name="P8"><text:span text:style-name="T8_1">Gloor</text:span><text:span text:style-name="T8_2">,<text:s/></text:span><text:span text:style-name="T8_3">P</text:span><text:span text:style-name="T8_4">.<text:s/></text:span><text:span text:style-name="T8_5">Dorsaz</text:span><text:span text:style-name="T8_6">,<text:s/></text:span><text:span text:style-name="T8_7">P</text:span><text:span text:style-name="T8_8">.<text:s/></text:span><text:span text:style-name="T8_9">Fuehres</text:span><text:span text:style-name="T8_10">,<text:s/></text:span><text:span text:style-name="T8_11">H</text:span><text:span text:style-name="T8_12">.<text:s/></text:span><text:span text:style-name="T8_13"><text:a xlink:type="simple" xlink:href="http://cci.mit.edu/pgloor/documents/COINs11_Swissnex.pdf"><text:span text:style-name="T8_14">Analyzing</text:span></text:a></text:span><text:span text:style-name="T8_15"><text:a xlink:type="simple" xlink:href="http://cci.mit.edu/pgloor/documents/COINs11_Swissnex.pdf"><text:span text:style-name="T8_16"><text:s/></text:span></text:a></text:span><text:span text:style-name="T8_17"><text:a xlink:type="simple" xlink:href="http://cci.mit.edu/pgloor/documents/COINs11_Swissnex.pdf"><text:span text:style-name="T8_18">Success</text:span></text:a></text:span><text:span text:style-name="T8_19"><text:a xlink:type="simple" xlink:href="http://cci.mit.edu/pgloor/documents/COINs11_Swissnex.pdf"><text:span text:style-name="T8_20"><text:s/></text:span></text:a></text:span><text:span text:style-name="T8_21"><text:a xlink:type="simple" xlink:href="http://cci.mit.edu/pgloor/documents/COINs11_Swissnex.pdf"><text:span text:style-name="T8_22">of</text:span></text:a></text:span><text:span text:style-name="T8_23"><text:a xlink:type="simple" xlink:href="http://cci.mit.edu/pgloor/documents/COINs11_Swissnex.pdf"><text:span text:style-name="T8_24"><text:s/></text:span></text:a></text:span><text:span text:style-name="T8_25"><text:a xlink:type="simple" xlink:href="http://cci.mit.edu/pgloor/documents/COINs11_Swissnex.pdf"><text:span text:style-name="T8_26">Startup</text:span></text:a></text:span><text:span text:style-name="T8_27"><text:a xlink:type="simple" xlink:href="http://cci.mit.edu/pgloor/documents/COINs11_Swissnex.pdf"><text:span text:style-name="T8_28"><text:s/></text:span></text:a></text:span><text:span text:style-name="T8_29"><text:a xlink:type="simple" xlink:href="http://cci.mit.edu/pgloor/documents/COINs11_Swissnex.pdf"><text:span text:style-name="T8_30">Entrepreneurs</text:span></text:a></text:span><text:span text:style-name="T8_31"><text:a xlink:type="simple" xlink:href="http://cci.mit.edu/pgloor/documents/COINs11_Swissnex.pdf"><text:span text:style-name="T8_32"><text:s/></text:span></text:a></text:span><text:span text:style-name="T8_33"><text:a xlink:type="simple" xlink:href="http://cci.mit.edu/pgloor/documents/COINs11_Swissnex.pdf"><text:span text:style-name="T8_34">by</text:span></text:a></text:span><text:span text:style-name="T8_35"><text:a xlink:type="simple" xlink:href="http://cci.mit.edu/pgloor/documents/COINs11_Swissnex.pdf"><text:span text:style-name="T8_36"><text:s/></text:span></text:a></text:span><text:span text:style-name="T8_37"><text:a xlink:type="simple" xlink:href="http://cci.mit.edu/pgloor/documents/COINs11_Swissnex.pdf"><text:span text:style-name="T8_38">Measuring</text:span></text:a></text:span><text:span text:style-name="T8_39"><text:a xlink:type="simple" xlink:href="http://cci.mit.edu/pgloor/documents/COINs11_Swissnex.pdf"><text:span text:style-name="T8_40"><text:s/></text:span></text:a></text:span><text:span text:style-name="T8_41"><text:a xlink:type="simple" xlink:href="http://cci.mit.edu/pgloor/documents/COINs11_Swissnex.pdf"><text:span text:style-name="T8_42">their</text:span></text:a></text:span><text:span text:style-name="T8_43"><text:a xlink:type="simple" xlink:href="http://cci.mit.edu/pgloor/documents/COINs11_Swissnex.pdf"><text:span text:style-name="T8_44"><text:s/></text:span></text:a></text:span><text:span text:style-name="T8_45"><text:a xlink:type="simple" xlink:href="http://cci.mit.edu/pgloor/documents/COINs11_Swissnex.pdf"><text:span text:style-name="T8_46">Social</text:span></text:a></text:span><text:span text:style-name="T8_47"><text:a xlink:type="simple" xlink:href="http://cci.mit.edu/pgloor/documents/COINs11_Swissnex.pdf"><text:span text:style-name="T8_48"><text:s/></text:span></text:a></text:span><text:span text:style-name="T8_49"><text:a xlink:type="simple" xlink:href="http://cci.mit.edu/pgloor/documents/COINs11_Swissnex.pdf"><text:span text:style-name="T8_50">Network</text:span></text:a></text:span><text:span text:style-name="T8_51"><text:a xlink:type="simple" xlink:href="http://cci.mit.edu/pgloor/documents/COINs11_Swissnex.pdf"><text:span text:style-name="T8_52"><text:s/></text:span></text:a></text:span><text:span text:style-name="T8_53"><text:a xlink:type="simple" xlink:href="http://cci.mit.edu/pgloor/documents/COINs11_Swissnex.pdf"><text:span text:style-name="T8_54">Distance</text:span></text:a></text:span><text:span text:style-name="T8_55"><text:a xlink:type="simple" xlink:href="http://cci.mit.edu/pgloor/documents/COINs11_Swissnex.pdf"><text:span text:style-name="T8_56"><text:s/></text:span></text:a></text:span><text:span text:style-name="T8_57"><text:a xlink:type="simple" xlink:href="http://cci.mit.edu/pgloor/documents/COINs11_Swissnex.pdf"><text:span text:style-name="T8_58">to</text:span></text:a></text:span><text:span text:style-name="T8_59"><text:a xlink:type="simple" xlink:href="http://cci.mit.edu/pgloor/documents/COINs11_Swissnex.pdf"><text:span text:style-name="T8_60"><text:s/></text:span></text:a></text:span><text:span text:style-name="T8_61"><text:a xlink:type="simple" xlink:href="http://cci.mit.edu/pgloor/documents/COINs11_Swissnex.pdf"><text:span text:style-name="T8_62">a</text:span></text:a></text:span><text:span text:style-name="T8_63"><text:a xlink:type="simple" xlink:href="http://cci.mit.edu/pgloor/documents/COINs11_Swissnex.pdf"><text:span text:style-name="T8_64"><text:s/></text:span></text:a></text:span><text:span text:style-name="T8_65"><text:a xlink:type="simple" xlink:href="http://cci.mit.edu/pgloor/documents/COINs11_Swissnex.pdf"><text:span text:style-name="T8_66">Business</text:span></text:a></text:span><text:span text:style-name="T8_67"><text:a xlink:type="simple" xlink:href="http://cci.mit.edu/pgloor/documents/COINs11_Swissnex.pdf"><text:span text:style-name="T8_68"><text:s/></text:span></text:a></text:span><text:span text:style-name="T8_69"><text:a xlink:type="simple" xlink:href="http://cci.mit.edu/pgloor/documents/COINs11_Swissnex.pdf"><text:span text:style-name="T8_70">Networking</text:span></text:a></text:span><text:span text:style-name="T8_71"><text:a xlink:type="simple" xlink:href="http://cci.mit.edu/pgloor/documents/COINs11_Swissnex.pdf"><text:span text:style-name="T8_72"><text:s/></text:span></text:a></text:span><text:span text:style-name="T8_73"><text:a xlink:type="simple" xlink:href="http://cci.mit.edu/pgloor/documents/COINs11_Swissnex.pdf"><text:span text:style-name="T8_74">Hub</text:span></text:a></text:span><text:span text:style-name="T8_75"><text:s/></text:span><text:span text:style-name="T8_76">Proceedings</text:span><text:span text:style-name="T8_77"><text:s/>3</text:span><text:span text:style-name="T8_78">rd</text:span><text:span text:style-name="T8_79"><text:s/></text:span><text:span text:style-name="T8_80">Intl</text:span><text:span text:style-name="T8_81">.<text:s/></text:span><text:span text:style-name="T8_82">Conf</text:span><text:span text:style-name="T8_83"><text:s/></text:span><text:span text:style-name="T8_84">on</text:span><text:span text:style-name="T8_85"><text:s/></text:span><text:span text:style-name="T8_86">Collaborative</text:span><text:span text:style-name="T8_87"><text:s/></text:span><text:span text:style-name="T8_88">Innovation</text:span><text:span text:style-name="T8_89"><text:s/></text:span><text:span text:style-name="T8_90">Networks</text:span><text:span text:style-name="T8_91"><text:s/></text:span><text:span text:style-name="T8_92">COINs</text:span><text:span text:style-name="T8_93"><text:s/>2011,<text:s/></text:span><text:span text:style-name="T8_94">Sept</text:span><text:span text:style-name="T8_95">.<text:s/>8-10,<text:s/></text:span><text:span text:style-name="T8_96">Basel</text:span><text:span text:style-name="T8_97">,<text:s/></text:span><text:span text:style-name="T8_98">Switzerland</text:span></text:p>
      <text:p text:style-name="P9"><text:span text:style-name="T9_1">Gloor</text:span><text:span text:style-name="T9_2">,<text:s/></text:span><text:span text:style-name="T9_3">Peter</text:span><text:span text:style-name="T9_4"><text:s/></text:span><text:span text:style-name="T9_5">A</text:span><text:span text:style-name="T9_6">.;<text:s/></text:span><text:span text:style-name="T9_7">Kidane</text:span><text:span text:style-name="T9_8">,<text:s/></text:span><text:span text:style-name="T9_9">Yared</text:span><text:span text:style-name="T9_10"><text:s/></text:span><text:span text:style-name="T9_11">H</text:span><text:span text:style-name="T9_12">.;<text:s/></text:span><text:span text:style-name="T9_13">Grippa</text:span><text:span text:style-name="T9_14">,<text:s/></text:span><text:span text:style-name="T9_15">Francesca</text:span><text:span text:style-name="T9_16">;<text:s/></text:span><text:span text:style-name="T9_17">Marmier</text:span><text:span text:style-name="T9_18">,<text:s/></text:span><text:span text:style-name="T9_19">Pascal</text:span><text:span text:style-name="T9_20">;<text:s/></text:span><text:span text:style-name="T9_21">Von</text:span><text:span text:style-name="T9_22"><text:s/></text:span><text:span text:style-name="T9_23">Arb</text:span><text:span text:style-name="T9_24">,<text:s/></text:span><text:span text:style-name="T9_25">Christoph</text:span><text:span text:style-name="T9_26"><text:s/>(2008):</text:span><text:span text:style-name="T9_27"><text:a xlink:type="simple" xlink:href="http://inderscience.metapress.com/link.asp?id=x1558473v0727x72"><text:span text:style-name="T9_28"><text:s/></text:span></text:a></text:span><text:span text:style-name="T9_29"><text:a xlink:type="simple" xlink:href="http://inderscience.metapress.com/link.asp?id=x1558473v0727x72"><text:span text:style-name="T9_30">Location</text:span></text:a></text:span><text:span text:style-name="T9_31"><text:a xlink:type="simple" xlink:href="http://inderscience.metapress.com/link.asp?id=x1558473v0727x72"><text:span text:style-name="T9_32"><text:s/></text:span></text:a></text:span><text:span text:style-name="T9_33"><text:a xlink:type="simple" xlink:href="http://inderscience.metapress.com/link.asp?id=x1558473v0727x72"><text:span text:style-name="T9_34">Matters</text:span></text:a></text:span><text:span text:style-name="T9_35"><text:a xlink:type="simple" xlink:href="http://inderscience.metapress.com/link.asp?id=x1558473v0727x72"><text:span text:style-name="T9_36"><text:s/>-<text:s/></text:span></text:a></text:span><text:span text:style-name="T9_37"><text:a xlink:type="simple" xlink:href="http://inderscience.metapress.com/link.asp?id=x1558473v0727x72"><text:span text:style-name="T9_38">Measuring</text:span></text:a></text:span><text:span text:style-name="T9_39"><text:a xlink:type="simple" xlink:href="http://inderscience.metapress.com/link.asp?id=x1558473v0727x72"><text:span text:style-name="T9_40"><text:s/></text:span></text:a></text:span><text:span text:style-name="T9_41"><text:a xlink:type="simple" xlink:href="http://inderscience.metapress.com/link.asp?id=x1558473v0727x72"><text:span text:style-name="T9_42">the</text:span></text:a></text:span><text:span text:style-name="T9_43"><text:a xlink:type="simple" xlink:href="http://inderscience.metapress.com/link.asp?id=x1558473v0727x72"><text:span text:style-name="T9_44"><text:s/></text:span></text:a></text:span><text:span text:style-name="T9_45"><text:a xlink:type="simple" xlink:href="http://inderscience.metapress.com/link.asp?id=x1558473v0727x72"><text:span text:style-name="T9_46">Efficiency</text:span></text:a></text:span><text:span text:style-name="T9_47"><text:a xlink:type="simple" xlink:href="http://inderscience.metapress.com/link.asp?id=x1558473v0727x72"><text:span text:style-name="T9_48"><text:s/></text:span></text:a></text:span><text:span text:style-name="T9_49"><text:a xlink:type="simple" xlink:href="http://inderscience.metapress.com/link.asp?id=x1558473v0727x72"><text:span text:style-name="T9_50">of</text:span></text:a></text:span><text:span text:style-name="T9_51"><text:a xlink:type="simple" xlink:href="http://inderscience.metapress.com/link.asp?id=x1558473v0727x72"><text:span text:style-name="T9_52"><text:s/></text:span></text:a></text:span><text:span text:style-name="T9_53"><text:a xlink:type="simple" xlink:href="http://inderscience.metapress.com/link.asp?id=x1558473v0727x72"><text:span text:style-name="T9_54">Business</text:span></text:a></text:span><text:span text:style-name="T9_55"><text:a xlink:type="simple" xlink:href="http://inderscience.metapress.com/link.asp?id=x1558473v0727x72"><text:span text:style-name="T9_56"><text:s/></text:span></text:a></text:span><text:span text:style-name="T9_57"><text:a xlink:type="simple" xlink:href="http://inderscience.metapress.com/link.asp?id=x1558473v0727x72"><text:span text:style-name="T9_58">Social</text:span></text:a></text:span><text:span text:style-name="T9_59"><text:a xlink:type="simple" xlink:href="http://inderscience.metapress.com/link.asp?id=x1558473v0727x72"><text:span text:style-name="T9_60"><text:s/></text:span></text:a></text:span><text:span text:style-name="T9_61"><text:a xlink:type="simple" xlink:href="http://inderscience.metapress.com/link.asp?id=x1558473v0727x72"><text:span text:style-name="T9_62">Networking</text:span></text:a></text:span><text:span text:style-name="T9_63">.<text:s/></text:span><text:span text:style-name="T9_64">International</text:span><text:span text:style-name="T9_65"><text:s/></text:span><text:span text:style-name="T9_66">Journal</text:span><text:span text:style-name="T9_67"><text:s/></text:span><text:span text:style-name="T9_68">of</text:span><text:span text:style-name="T9_69"><text:s/></text:span><text:span text:style-name="T9_70">Foresight</text:span><text:span text:style-name="T9_71"><text:s/></text:span><text:span text:style-name="T9_72">and</text:span><text:span text:style-name="T9_73"><text:s/></text:span><text:span text:style-name="T9_74">Innovation</text:span><text:span text:style-name="T9_75"><text:s/></text:span><text:span text:style-name="T9_76">Policy</text:span><text:span text:style-name="T9_77"><text:s/>4<text:s/>(3-4),<text:s/></text:span><text:span text:style-name="T9_78">S</text:span><text:span text:style-name="T9_79">.<text:s/>230-245.</text:span></text:p>
      <text:p text:style-name="P10"/>
      <text:p text:style-name="P11"><text:span text:style-name="T11_1">\</text:span><text:span text:style-name="T11_2">section</text:span><text:span text:style-name="T11_3">{</text:span><text:span text:style-name="T11_4">Hypothesis</text:span><text:span text:style-name="T11_5"><text:s/></text:span><text:span text:style-name="T11_6">and</text:span><text:span text:style-name="T11_7"><text:s/></text:span><text:span text:style-name="T11_8">Previous</text:span><text:span text:style-name="T11_9"><text:s/></text:span><text:span text:style-name="T11_10">Research</text:span><text:span text:style-name="T11_11">}</text:span></text:p>
      <text:p text:style-name="P12"/>
      <text:p text:style-name="P13"/>
      <text:p text:style-name="P14"><text:span text:style-name="T14_1">Previous</text:span><text:span text:style-name="T14_2"><text:s/></text:span><text:span text:style-name="T14_3">studies</text:span><text:span text:style-name="T14_4"><text:s/></text:span><text:span text:style-name="T14_5">have</text:span><text:span text:style-name="T14_6"><text:s/></text:span><text:span text:style-name="T14_7">shown</text:span><text:span text:style-name="T14_8"><text:s/></text:span><text:span text:style-name="T14_9">that</text:span><text:span text:style-name="T14_10"><text:s/></text:span><text:span text:style-name="T14_11">five</text:span><text:span text:style-name="T14_12"><text:s/></text:span><text:span text:style-name="T14_13">variables</text:span><text:span text:style-name="T14_14"><text:s/></text:span><text:span text:style-name="T14_15">can</text:span><text:span text:style-name="T14_16"><text:s/></text:span><text:span text:style-name="T14_17">describe</text:span><text:span text:style-name="T14_18"><text:s/></text:span><text:span text:style-name="T14_19">a</text:span><text:span text:style-name="T14_20"><text:s/></text:span><text:span text:style-name="T14_21">network</text:span><text:span text:style-name="T14_22"><text:s/></text:span><text:span text:style-name="T14_23">and</text:span><text:span text:style-name="T14_24"><text:s/></text:span><text:span text:style-name="T14_25">its</text:span><text:span text:style-name="T14_26"><text:s/></text:span><text:span text:style-name="T14_27">effectiveness</text:span><text:span text:style-name="T14_28">.<text:s/></text:span><text:span text:style-name="T14_29">Typically</text:span><text:span text:style-name="T14_30">,<text:s/></text:span><text:span text:style-name="T14_31">one</text:span><text:span text:style-name="T14_32"><text:s/></text:span><text:span text:style-name="T14_33">would</text:span><text:span text:style-name="T14_34"><text:s/></text:span><text:span text:style-name="T14_35">measure</text:span><text:span text:style-name="T14_36"><text:s/></text:span><text:span text:style-name="T14_37">the</text:span><text:span text:style-name="T14_38"><text:s/></text:span><text:span text:style-name="T14_39">following</text:span><text:span text:style-name="T14_40">:<text:s/></text:span></text:p>
      <text:p text:style-name="P15"><text:span text:style-name="T15_1">1.<text:s/></text:span><text:span text:style-name="T15_2">centrality</text:span><text:span text:style-name="T15_3">:<text:s/></text:span><text:span text:style-name="T15_4">who</text:span><text:span text:style-name="T15_5"><text:s/></text:span><text:span text:style-name="T15_6">lies</text:span><text:span text:style-name="T15_7"><text:s/></text:span><text:span text:style-name="T15_8">at</text:span><text:span text:style-name="T15_9"><text:s/></text:span><text:span text:style-name="T15_10">the</text:span><text:span text:style-name="T15_11"><text:s/></text:span><text:span text:style-name="T15_12">heart</text:span><text:span text:style-name="T15_13"><text:s/></text:span><text:span text:style-name="T15_14">of</text:span><text:span text:style-name="T15_15"><text:s/></text:span><text:span text:style-name="T15_16">the</text:span><text:span text:style-name="T15_17"><text:s/></text:span><text:span text:style-name="T15_18">system</text:span></text:p>
      <text:p text:style-name="P16"><text:span text:style-name="T16_1">2.<text:s/></text:span><text:span text:style-name="T16_2">oscillation</text:span><text:span text:style-name="T16_3">:<text:s/></text:span><text:span text:style-name="T16_4">how</text:span><text:span text:style-name="T16_5"><text:s/></text:span><text:span text:style-name="T16_6">the</text:span><text:span text:style-name="T16_7"><text:s/></text:span><text:span text:style-name="T16_8">center</text:span><text:span text:style-name="T16_9"><text:s/></text:span><text:span text:style-name="T16_10">moves</text:span><text:span text:style-name="T16_11"><text:s/></text:span><text:span text:style-name="T16_12">at</text:span><text:span text:style-name="T16_13"><text:s/></text:span><text:span text:style-name="T16_14">which</text:span><text:span text:style-name="T16_15"><text:s/></text:span><text:span text:style-name="T16_16">speed</text:span><text:span text:style-name="T16_17"><text:s/></text:span><text:span text:style-name="T16_18">and</text:span><text:span text:style-name="T16_19"><text:s/></text:span><text:span text:style-name="T16_20">amplitude</text:span></text:p>
      <text:p text:style-name="P17"><text:span text:style-name="T17_1">3.<text:s/></text:span><text:span text:style-name="T17_2">speed</text:span><text:span text:style-name="T17_3">:<text:s/></text:span><text:span text:style-name="T17_4">reaction</text:span><text:span text:style-name="T17_5"><text:s/></text:span><text:span text:style-name="T17_6">speed</text:span></text:p>
      <text:p text:style-name="P18"><text:span text:style-name="T18_1">4.<text:s/></text:span><text:span text:style-name="T18_2">contribution</text:span><text:span text:style-name="T18_3">:<text:s/></text:span><text:span text:style-name="T18_4">the</text:span><text:span text:style-name="T18_5"><text:s/></text:span><text:span text:style-name="T18_6">number</text:span><text:span text:style-name="T18_7"><text:s/></text:span><text:span text:style-name="T18_8">of</text:span><text:span text:style-name="T18_9"><text:s/></text:span><text:span text:style-name="T18_10">information</text:span><text:span text:style-name="T18_11"><text:s/></text:span><text:span text:style-name="T18_12">one</text:span><text:span text:style-name="T18_13"><text:s/></text:span><text:span text:style-name="T18_14">produces</text:span><text:span text:style-name="T18_15"><text:s/></text:span><text:span text:style-name="T18_16">and</text:span><text:span text:style-name="T18_17"><text:s/></text:span><text:span text:style-name="T18_18">associated</text:span><text:span text:style-name="T18_19"><text:s/></text:span><text:span text:style-name="T18_20">frequency</text:span></text:p>
      <text:p text:style-name="P19"><text:span text:style-name="T19_1">5.<text:s/></text:span><text:span text:style-name="T19_2">content</text:span><text:span text:style-name="T19_3">:<text:s/></text:span><text:span text:style-name="T19_4">degree</text:span><text:span text:style-name="T19_5"><text:s/></text:span><text:span text:style-name="T19_6">of</text:span><text:span text:style-name="T19_7"><text:s/></text:span><text:span text:style-name="T19_8">positiveness</text:span><text:span text:style-name="T19_9">,<text:s/></text:span><text:span text:style-name="T19_10">extent</text:span><text:span text:style-name="T19_11"><text:s/></text:span><text:span text:style-name="T19_12">of</text:span><text:span text:style-name="T19_13"><text:s/></text:span><text:span text:style-name="T19_14">content</text:span><text:span text:style-name="T19_15"><text:s/></text:span><text:span text:style-name="T19_16">polarization</text:span></text:p>
      <text:p text:style-name="P20"/>
      <text:p text:style-name="P21"><text:span text:style-name="T21_1">With</text:span><text:span text:style-name="T21_2"><text:s/></text:span><text:span text:style-name="T21_3">this</text:span><text:span text:style-name="T21_4"><text:s/></text:span><text:span text:style-name="T21_5">five</text:span><text:span text:style-name="T21_6"><text:s/></text:span><text:span text:style-name="T21_7">variables</text:span><text:span text:style-name="T21_8">,<text:s/></text:span><text:span text:style-name="T21_9">similar</text:span><text:span text:style-name="T21_10"><text:s/></text:span><text:span text:style-name="T21_11">studies</text:span><text:span text:style-name="T21_12"><text:s/></text:span><text:span text:style-name="T21_13">have</text:span><text:span text:style-name="T21_14"><text:s/></text:span><text:span text:style-name="T21_15">displayed</text:span><text:span text:style-name="T21_16"><text:s/></text:span><text:span text:style-name="T21_17">stylized</text:span><text:span text:style-name="T21_18"><text:s/></text:span><text:span text:style-name="T21_19">facts</text:span><text:span text:style-name="T21_20"><text:s/></text:span><text:span text:style-name="T21_21">that</text:span><text:span text:style-name="T21_22"><text:s/></text:span><text:span text:style-name="T21_23">are</text:span><text:span text:style-name="T21_24">:</text:span></text:p>
      <text:p text:style-name="P22"/>
      <text:p text:style-name="P23"><text:span text:style-name="T23_1">1.<text:s/></text:span><text:span text:style-name="T23_2">higher</text:span><text:span text:style-name="T23_3"><text:s/></text:span><text:span text:style-name="T23_4">contribution</text:span><text:span text:style-name="T23_5">,<text:s/></text:span><text:span text:style-name="T23_6">the</text:span><text:span text:style-name="T23_7"><text:s/></text:span><text:span text:style-name="T23_8">higher</text:span><text:span text:style-name="T23_9"><text:s/></text:span><text:span text:style-name="T23_10">is</text:span><text:span text:style-name="T23_11"><text:s/></text:span><text:span text:style-name="T23_12">the</text:span><text:span text:style-name="T23_13"><text:s/></text:span><text:span text:style-name="T23_14">happiness</text:span><text:span text:style-name="T23_15"><text:s/></text:span><text:span text:style-name="T23_16">of</text:span><text:span text:style-name="T23_17"><text:s/></text:span><text:span text:style-name="T23_18">the</text:span><text:span text:style-name="T23_19"><text:s/></text:span><text:span text:style-name="T23_20">firm</text:span></text:p>
      <text:p text:style-name="P24"><text:span text:style-name="T24_1">2.<text:s/></text:span><text:span text:style-name="T24_2">higher</text:span><text:span text:style-name="T24_3"><text:s/></text:span><text:span text:style-name="T24_4">speed</text:span><text:span text:style-name="T24_5">,<text:s/></text:span><text:span text:style-name="T24_6">higher</text:span><text:span text:style-name="T24_7"><text:s/></text:span><text:span text:style-name="T24_8">customer</text:span><text:span text:style-name="T24_9"><text:s/></text:span><text:span text:style-name="T24_10">satisfaction</text:span></text:p>
      <text:p text:style-name="P25"><text:span text:style-name="T25_1">3.<text:s/></text:span><text:span text:style-name="T25_2">higher</text:span><text:span text:style-name="T25_3"><text:s/></text:span><text:span text:style-name="T25_4">positiveness</text:span><text:span text:style-name="T25_5"><text:s/></text:span><text:span text:style-name="T25_6">of</text:span><text:span text:style-name="T25_7"><text:s/></text:span><text:span text:style-name="T25_8">content</text:span><text:span text:style-name="T25_9">,<text:s text:c="2"/></text:span><text:span text:style-name="T25_10">lower</text:span><text:span text:style-name="T25_11"><text:s/></text:span><text:span text:style-name="T25_12">customer</text:span><text:span text:style-name="T25_13"><text:s/></text:span><text:span text:style-name="T25_14">satisfaction</text:span></text:p>
      <text:p text:style-name="P26"><text:span text:style-name="T26_1">4.<text:s/></text:span><text:span text:style-name="T26_2">higher</text:span><text:span text:style-name="T26_3"><text:s/></text:span><text:span text:style-name="T26_4">span</text:span><text:span text:style-name="T26_5"><text:s/></text:span><text:span text:style-name="T26_6">of</text:span><text:span text:style-name="T26_7"><text:s/></text:span><text:span text:style-name="T26_8">polarized</text:span><text:span text:style-name="T26_9"><text:s/></text:span><text:span text:style-name="T26_10">opinions</text:span><text:span text:style-name="T26_11"><text:s/></text:span><text:span text:style-name="T26_12">in</text:span><text:span text:style-name="T26_13"><text:s/></text:span><text:span text:style-name="T26_14">content</text:span><text:span text:style-name="T26_15">,<text:s/></text:span><text:span text:style-name="T26_16">higher</text:span><text:span text:style-name="T26_17"><text:s/></text:span><text:span text:style-name="T26_18">customer</text:span><text:span text:style-name="T26_19">/</text:span><text:span text:style-name="T26_20">firm</text:span><text:span text:style-name="T26_21"><text:s/></text:span><text:span text:style-name="T26_22">happiness</text:span></text:p>
      <text:p text:style-name="P27"/>
      <text:p text:style-name="P28"><text:span text:style-name="T28_1">subsectio</text:span><text:span text:style-name="T28_2"><text:s/></text:span><text:span text:style-name="T28_3">data</text:span><text:span text:style-name="T28_4"><text:s/></text:span><text:span text:style-name="T28_5">and</text:span><text:span text:style-name="T28_6"><text:s/></text:span><text:span text:style-name="T28_7">methodology</text:span></text:p>
      <text:p text:style-name="P29"/>
      <text:p text:style-name="P30"><text:span text:style-name="T30_1">For</text:span><text:span text:style-name="T30_2"><text:s/></text:span><text:span text:style-name="T30_3">this</text:span><text:span text:style-name="T30_4"><text:s/></text:span><text:span text:style-name="T30_5">purpose</text:span><text:span text:style-name="T30_6">,<text:s/></text:span><text:span text:style-name="T30_7">we</text:span><text:span text:style-name="T30_8"><text:s/></text:span><text:span text:style-name="T30_9">propose</text:span><text:span text:style-name="T30_10"><text:s/></text:span><text:span text:style-name="T30_11">to</text:span><text:span text:style-name="T30_12"><text:s/></text:span><text:span text:style-name="T30_13">use</text:span><text:span text:style-name="T30_14"><text:s/></text:span><text:span text:style-name="T30_15">swissnex</text:span><text:span text:style-name="T30_16"><text:s/></text:span><text:span text:style-name="T30_17">member</text:span><text:span text:style-name="T30_18">’</text:span><text:span text:style-name="T30_19">s</text:span><text:span text:style-name="T30_20"><text:s/></text:span><text:span text:style-name="T30_21">mailboxes</text:span><text:span text:style-name="T30_22"><text:s/></text:span><text:span text:style-name="T30_23">as</text:span><text:span text:style-name="T30_24"><text:s/></text:span><text:span text:style-name="T30_25">well</text:span><text:span text:style-name="T30_26"><text:s/></text:span><text:span text:style-name="T30_27">as</text:span><text:span text:style-name="T30_28"><text:s/></text:span><text:span text:style-name="T30_29">data</text:span><text:span text:style-name="T30_30"><text:s/></text:span><text:span text:style-name="T30_31">extracted</text:span><text:span text:style-name="T30_32"><text:s/></text:span><text:span text:style-name="T30_33">from</text:span><text:span text:style-name="T30_34"><text:s/></text:span><text:span text:style-name="T30_35">the</text:span><text:span text:style-name="T30_36"><text:s/></text:span><text:span text:style-name="T30_37">CRM</text:span><text:span text:style-name="T30_38"><text:s/>(</text:span><text:span text:style-name="T30_39">Batchbook</text:span><text:span text:style-name="T30_40">).<text:s/></text:span><text:span text:style-name="T30_41">This</text:span><text:span text:style-name="T30_42"><text:s/></text:span><text:span text:style-name="T30_43">data</text:span><text:span text:style-name="T30_44"><text:s/></text:span><text:span text:style-name="T30_45">will</text:span><text:span text:style-name="T30_46"><text:s/></text:span><text:span text:style-name="T30_47">exclusively</text:span><text:span text:style-name="T30_48"><text:s/></text:span><text:span text:style-name="T30_49">be</text:span><text:span text:style-name="T30_50"><text:s/></text:span><text:span text:style-name="T30_51">analyzed</text:span><text:span text:style-name="T30_52"><text:s/></text:span><text:span text:style-name="T30_53">at</text:span><text:span text:style-name="T30_54"><text:s/></text:span><text:span text:style-name="T30_55">an</text:span><text:span text:style-name="T30_56"><text:s/></text:span><text:span text:style-name="T30_57">aggregated</text:span><text:span text:style-name="T30_58"><text:s/></text:span><text:span text:style-name="T30_59">level</text:span><text:span text:style-name="T30_60"><text:s/></text:span><text:span text:style-name="T30_61">and</text:span><text:span text:style-name="T30_62"><text:s/></text:span><text:span text:style-name="T30_63">by</text:span><text:span text:style-name="T30_64"><text:s/></text:span><text:span text:style-name="T30_65">swissnex</text:span><text:span text:style-name="T30_66"><text:s/></text:span><text:span text:style-name="T30_67">staff</text:span><text:span text:style-name="T30_68">.<text:s/></text:span><text:span text:style-name="T30_69">To</text:span><text:span text:style-name="T30_70"><text:s/></text:span><text:span text:style-name="T30_71">respect</text:span><text:span text:style-name="T30_72"><text:s/></text:span><text:span text:style-name="T30_73">privacy</text:span><text:span text:style-name="T30_74">,<text:s/></text:span><text:span text:style-name="T30_75">we</text:span><text:span text:style-name="T30_76"><text:s/></text:span><text:span text:style-name="T30_77">will</text:span><text:span text:style-name="T30_78"><text:s/></text:span><text:span text:style-name="T30_79">only</text:span><text:span text:style-name="T30_80"><text:s/></text:span><text:span text:style-name="T30_81">published</text:span><text:span text:style-name="T30_82"><text:s/></text:span><text:span text:style-name="T30_83">anonymized</text:span><text:span text:style-name="T30_84"><text:s/></text:span><text:span text:style-name="T30_85">data</text:span><text:span text:style-name="T30_86"><text:s/></text:span><text:span text:style-name="T30_87">and</text:span><text:span text:style-name="T30_88">,<text:s/></text:span><text:span text:style-name="T30_89">in</text:span><text:span text:style-name="T30_90"><text:s/></text:span><text:span text:style-name="T30_91">a</text:span><text:span text:style-name="T30_92"><text:s/></text:span><text:span text:style-name="T30_93">first</text:span><text:span text:style-name="T30_94"><text:s/></text:span><text:span text:style-name="T30_95">step</text:span><text:span text:style-name="T30_96">,<text:s/></text:span><text:span text:style-name="T30_97">only</text:span><text:span text:style-name="T30_98"><text:s/></text:span><text:span text:style-name="T30_99">look</text:span><text:span text:style-name="T30_100"><text:s/></text:span><text:span text:style-name="T30_101">at</text:span><text:span text:style-name="T30_102"><text:s/></text:span><text:span text:style-name="T30_103">senders</text:span><text:span text:style-name="T30_104">,<text:s/></text:span><text:span text:style-name="T30_105">receivers</text:span><text:span text:style-name="T30_106">,<text:s/></text:span><text:span text:style-name="T30_107">and</text:span><text:span text:style-name="T30_108"><text:s/></text:span><text:span text:style-name="T30_109">timestamps</text:span><text:span text:style-name="T30_110">.</text:span></text:p>
      <text:p text:style-name="P31"/>
      <text:p text:style-name="P32"><text:span text:style-name="T32_1">The</text:span><text:span text:style-name="T32_2"><text:s/></text:span><text:span text:style-name="T32_3">ultimate</text:span><text:span text:style-name="T32_4"><text:s/></text:span><text:span text:style-name="T32_5">goal</text:span><text:span text:style-name="T32_6"><text:s/></text:span><text:span text:style-name="T32_7">would</text:span><text:span text:style-name="T32_8"><text:s/></text:span><text:span text:style-name="T32_9">be</text:span><text:span text:style-name="T32_10"><text:s/></text:span><text:span text:style-name="T32_11">to</text:span><text:span text:style-name="T32_12"><text:s/></text:span><text:span text:style-name="T32_13">compare</text:span><text:span text:style-name="T32_14"><text:s/></text:span><text:span text:style-name="T32_15">the</text:span><text:span text:style-name="T32_16"><text:s/></text:span><text:span text:style-name="T32_17">previously</text:span><text:span text:style-name="T32_18"><text:s/></text:span><text:span text:style-name="T32_19">mentioned</text:span><text:span text:style-name="T32_20"><text:s/></text:span><text:span text:style-name="T32_21">stylized</text:span><text:span text:style-name="T32_22"><text:s/></text:span><text:span text:style-name="T32_23">facts</text:span><text:span text:style-name="T32_24"><text:s/></text:span><text:span text:style-name="T32_25">with</text:span><text:span text:style-name="T32_26"><text:s/></text:span><text:span text:style-name="T32_27">the</text:span><text:span text:style-name="T32_28"><text:s/></text:span><text:span text:style-name="T32_29">results</text:span><text:span text:style-name="T32_30"><text:s/></text:span><text:span text:style-name="T32_31">extracted</text:span><text:span text:style-name="T32_32"><text:s/></text:span><text:span text:style-name="T32_33">from</text:span><text:span text:style-name="T32_34"><text:s/></text:span><text:span text:style-name="T32_35">swissnex</text:span><text:span text:style-name="T32_36"><text:s/></text:span><text:span text:style-name="T32_37">digital</text:span><text:span text:style-name="T32_38"><text:s/></text:span><text:span text:style-name="T32_39">activity</text:span><text:span text:style-name="T32_40"><text:s/></text:span><text:span text:style-name="T32_41">and</text:span><text:span text:style-name="T32_42"><text:s/></text:span><text:span text:style-name="T32_43">draw</text:span><text:span text:style-name="T32_44"><text:s/></text:span><text:span text:style-name="T32_45">conclusions</text:span><text:span text:style-name="T32_46"><text:s/></text:span><text:span text:style-name="T32_47">that</text:span><text:span text:style-name="T32_48"><text:s/></text:span><text:span text:style-name="T32_49">would</text:span><text:span text:style-name="T32_50"><text:s/></text:span><text:span text:style-name="T32_51">reinforce</text:span><text:span text:style-name="T32_52"><text:s/></text:span><text:span text:style-name="T32_53">the</text:span><text:span text:style-name="T32_54"><text:s/></text:span><text:span text:style-name="T32_55">stylized</text:span><text:span text:style-name="T32_56"><text:s/></text:span><text:span text:style-name="T32_57">facts</text:span><text:span text:style-name="T32_58"><text:s/></text:span><text:span text:style-name="T32_59">statements</text:span><text:span text:style-name="T32_60"><text:s/></text:span><text:span text:style-name="T32_61">and</text:span><text:span text:style-name="T32_62"><text:s/></text:span><text:span text:style-name="T32_63">make</text:span><text:span text:style-name="T32_64"><text:s/></text:span><text:span text:style-name="T32_65">it</text:span><text:span text:style-name="T32_66"><text:s/></text:span><text:span text:style-name="T32_67">possible</text:span><text:span text:style-name="T32_68"><text:s/></text:span><text:span text:style-name="T32_69">to</text:span><text:span text:style-name="T32_70"><text:s/></text:span><text:span text:style-name="T32_71">provide</text:span><text:span text:style-name="T32_72"><text:s/></text:span><text:span text:style-name="T32_73">advice</text:span><text:span text:style-name="T32_74"><text:s/></text:span><text:span text:style-name="T32_75">for</text:span><text:span text:style-name="T32_76"><text:s/></text:span><text:span text:style-name="T32_77">better</text:span><text:span text:style-name="T32_78"><text:s/></text:span><text:span text:style-name="T32_79">communication</text:span><text:span text:style-name="T32_80"><text:s/></text:span><text:span text:style-name="T32_81">strategies</text:span><text:span text:style-name="T32_82"><text:s/></text:span><text:span text:style-name="T32_83">for</text:span><text:span text:style-name="T32_84"><text:s/></text:span><text:span text:style-name="T32_85">swissnex</text:span><text:span text:style-name="T32_86">.</text:span></text:p>
      <text:p text:style-name="P33"/>
      <text:p text:style-name="P34"><text:span text:style-name="T34_1">Benefits</text:span><text:span text:style-name="T34_2"><text:s/></text:span><text:span text:style-name="T34_3">for</text:span><text:span text:style-name="T34_4"><text:s/></text:span><text:span text:style-name="T34_5">swissnex</text:span><text:span text:style-name="T34_6"><text:s/></text:span><text:span text:style-name="T34_7">Boston</text:span></text:p>
      <text:p text:style-name="P35"/>
      <text:p text:style-name="P36"><text:span text:style-name="T36_1">This</text:span><text:span text:style-name="T36_2"><text:s/></text:span><text:span text:style-name="T36_3">research</text:span><text:span text:style-name="T36_4"><text:s/></text:span><text:span text:style-name="T36_5">can</text:span><text:span text:style-name="T36_6"><text:s/></text:span><text:span text:style-name="T36_7">show</text:span><text:span text:style-name="T36_8"><text:s/></text:span><text:span text:style-name="T36_9">the</text:span><text:span text:style-name="T36_10"><text:s/></text:span><text:span text:style-name="T36_11">return</text:span><text:span text:style-name="T36_12"><text:s/></text:span><text:span text:style-name="T36_13">on</text:span><text:span text:style-name="T36_14"><text:s/></text:span><text:span text:style-name="T36_15">investment</text:span><text:span text:style-name="T36_16"><text:s/></text:span><text:span text:style-name="T36_17">from</text:span><text:span text:style-name="T36_18"><text:s/></text:span><text:span text:style-name="T36_19">the</text:span><text:span text:style-name="T36_20"><text:s/></text:span><text:span text:style-name="T36_21">swissnex</text:span><text:span text:style-name="T36_22"><text:s/></text:span><text:span text:style-name="T36_23">events</text:span><text:span text:style-name="T36_24"><text:s/></text:span><text:span text:style-name="T36_25">by</text:span><text:span text:style-name="T36_26"><text:s/></text:span><text:span text:style-name="T36_27">providing</text:span><text:span text:style-name="T36_28"><text:s/></text:span><text:span text:style-name="T36_29">insights</text:span><text:span text:style-name="T36_30"><text:s/></text:span><text:span text:style-name="T36_31">into</text:span><text:span text:style-name="T36_32"><text:s/></text:span><text:span text:style-name="T36_33">the</text:span><text:span text:style-name="T36_34"><text:s/></text:span><text:span text:style-name="T36_35">reasons</text:span><text:span text:style-name="T36_36"><text:s/></text:span><text:span text:style-name="T36_37">for</text:span><text:span text:style-name="T36_38"><text:s/></text:span><text:span text:style-name="T36_39">the</text:span><text:span text:style-name="T36_40"><text:s/></text:span><text:span text:style-name="T36_41">successful</text:span><text:span text:style-name="T36_42"><text:s/></text:span><text:span text:style-name="T36_43">organization</text:span><text:span text:style-name="T36_44"><text:s/></text:span><text:span text:style-name="T36_45">of</text:span><text:span text:style-name="T36_46"><text:s/></text:span><text:span text:style-name="T36_47">the</text:span><text:span text:style-name="T36_48"><text:s/></text:span><text:span text:style-name="T36_49">events</text:span><text:span text:style-name="T36_50">.</text:span></text:p>
      <text:p text:style-name="P37"><text:span text:style-name="T37_1">Scientific</text:span><text:span text:style-name="T37_2"><text:s/></text:span><text:span text:style-name="T37_3">collaboration</text:span><text:span text:style-name="T37_4"><text:s/></text:span><text:span text:style-name="T37_5">with</text:span><text:span text:style-name="T37_6"><text:s/></text:span><text:span text:style-name="T37_7">MIT</text:span><text:span text:style-name="T37_8">.</text:span></text:p>
      <text:p text:style-name="P38"/>
      <text:p text:style-name="P39"><text:span text:style-name="T39_1">Timeline</text:span></text:p>
      <text:p text:style-name="P40"/>
      <text:p text:style-name="P41"/>
      <text:p text:style-name="P42"><text:span text:style-name="T42_1">%</text:span><text:span text:style-name="T42_2">In</text:span><text:span text:style-name="T42_3"><text:s/></text:span><text:span text:style-name="T42_4">order</text:span><text:span text:style-name="T42_5"><text:s/></text:span><text:span text:style-name="T42_6">to</text:span><text:span text:style-name="T42_7"><text:s/></text:span><text:span text:style-name="T42_8">have</text:span><text:span text:style-name="T42_9"><text:s/></text:span><text:span text:style-name="T42_10">enough</text:span><text:span text:style-name="T42_11"><text:s/></text:span><text:span text:style-name="T42_12">time</text:span><text:span text:style-name="T42_13"><text:s/></text:span><text:span text:style-name="T42_14">to</text:span><text:span text:style-name="T42_15"><text:s/></text:span><text:span text:style-name="T42_16">have</text:span><text:span text:style-name="T42_17"><text:s/></text:span><text:span text:style-name="T42_18">at</text:span><text:span text:style-name="T42_19"><text:s/></text:span><text:span text:style-name="T42_20">least</text:span><text:span text:style-name="T42_21"><text:s/></text:span><text:span text:style-name="T42_22">a</text:span><text:span text:style-name="T42_23"><text:s/></text:span><text:span text:style-name="T42_24">first</text:span><text:span text:style-name="T42_25"><text:s/></text:span><text:span text:style-name="T42_26">draft</text:span><text:span text:style-name="T42_27"><text:s/></text:span><text:span text:style-name="T42_28">of</text:span><text:span text:style-name="T42_29"><text:s/></text:span><text:span text:style-name="T42_30">the</text:span><text:span text:style-name="T42_31"><text:s/></text:span><text:span text:style-name="T42_32">results</text:span><text:span text:style-name="T42_33">,<text:s/></text:span><text:span text:style-name="T42_34">we</text:span><text:span text:style-name="T42_35"><text:s/></text:span><text:span text:style-name="T42_36">think</text:span><text:span text:style-name="T42_37"><text:s/></text:span><text:span text:style-name="T42_38">it</text:span><text:span text:style-name="T42_39"><text:s/></text:span><text:span text:style-name="T42_40">would</text:span><text:span text:style-name="T42_41"><text:s/></text:span><text:span text:style-name="T42_42">be</text:span><text:span text:style-name="T42_43"><text:s/></text:span><text:span text:style-name="T42_44">beneficial</text:span><text:span text:style-name="T42_45"><text:s/></text:span><text:span text:style-name="T42_46">to</text:span><text:span text:style-name="T42_47"><text:s/></text:span><text:span text:style-name="T42_48">begin</text:span><text:span text:style-name="T42_49"><text:s/></text:span><text:span text:style-name="T42_50">working</text:span><text:span text:style-name="T42_51"><text:s/></text:span><text:span text:style-name="T42_52">on</text:span><text:span text:style-name="T42_53"><text:s/></text:span><text:span text:style-name="T42_54">it</text:span><text:span text:style-name="T42_55"><text:s/></text:span><text:span text:style-name="T42_56">from</text:span><text:span text:style-name="T42_57"><text:s/></text:span><text:span text:style-name="T42_58">the</text:span><text:span text:style-name="T42_59"><text:s/></text:span><text:span text:style-name="T42_60">first</text:span><text:span text:style-name="T42_61"><text:s/></text:span><text:span text:style-name="T42_62">week</text:span><text:span text:style-name="T42_63"><text:s/></text:span><text:span text:style-name="T42_64">of</text:span><text:span text:style-name="T42_65"><text:s/></text:span><text:span text:style-name="T42_66">July</text:span><text:span text:style-name="T42_67"><text:s/></text:span><text:span text:style-name="T42_68">on</text:span><text:span text:style-name="T42_69"><text:s/></text:span><text:span text:style-name="T42_70">for</text:span><text:span text:style-name="T42_71"><text:s/></text:span><text:span text:style-name="T42_72">an</text:span><text:span text:style-name="T42_73"><text:s/></text:span><text:span text:style-name="T42_74">approximate</text:span><text:span text:style-name="T42_75"><text:s/></text:span><text:span text:style-name="T42_76">duration</text:span><text:span text:style-name="T42_77"><text:s/></text:span><text:span text:style-name="T42_78">of</text:span><text:span text:style-name="T42_79"><text:s/></text:span><text:span text:style-name="T42_80">one</text:span><text:span text:style-name="T42_81"><text:s/></text:span><text:span text:style-name="T42_82">month</text:span><text:span text:style-name="T42_83">.</text:span></text:p>
      <text:p text:style-name="P43"/>
      <text:p text:style-name="P44"><text:span text:style-name="T44_1">July</text:span><text:span text:style-name="T44_2"><text:s/>2013:</text:span></text:p>
      <text:p text:style-name="P45"><text:span text:style-name="T45_1">1</text:span><text:span text:style-name="T45_2">st</text:span><text:span text:style-name="T45_3"><text:s/></text:span><text:span text:style-name="T45_4">week</text:span><text:span text:style-name="T45_5">:<text:s/></text:span><text:span text:style-name="T45_6">define</text:span><text:span text:style-name="T45_7"><text:s/></text:span><text:span text:style-name="T45_8">methodology</text:span><text:span text:style-name="T45_9"><text:s/></text:span><text:span text:style-name="T45_10">along</text:span><text:span text:style-name="T45_11"><text:s/></text:span><text:span text:style-name="T45_12">with</text:span><text:span text:style-name="T45_13"><text:s/></text:span><text:span text:style-name="T45_14">Prof</text:span><text:span text:style-name="T45_15"><text:s/></text:span><text:span text:style-name="T45_16">Gloor</text:span><text:span text:style-name="T45_17"><text:s/></text:span><text:span text:style-name="T45_18">and</text:span><text:span text:style-name="T45_19"><text:s/></text:span><text:span text:style-name="T45_20">gather</text:span><text:span text:style-name="T45_21"><text:s/></text:span><text:span text:style-name="T45_22">data</text:span></text:p>
      <text:p text:style-name="P46"><text:span text:style-name="T46_1">2</text:span><text:span text:style-name="T46_2">nd</text:span><text:span text:style-name="T46_3"><text:s/></text:span><text:span text:style-name="T46_4">week</text:span><text:span text:style-name="T46_5">:<text:s/></text:span><text:span text:style-name="T46_6">structure</text:span><text:span text:style-name="T46_7"><text:s/></text:span><text:span text:style-name="T46_8">data</text:span><text:span text:style-name="T46_9"><text:s/></text:span><text:span text:style-name="T46_10">and</text:span><text:span text:style-name="T46_11"><text:s/></text:span><text:span text:style-name="T46_12">setting</text:span><text:span text:style-name="T46_13"><text:s/></text:span><text:span text:style-name="T46_14">up</text:span><text:span text:style-name="T46_15"><text:s/></text:span><text:span text:style-name="T46_16">framework</text:span></text:p>
      <text:p text:style-name="P47"><text:span text:style-name="T47_1">3</text:span><text:span text:style-name="T47_2">rd</text:span><text:span text:style-name="T47_3"><text:s/></text:span><text:span text:style-name="T47_4">week</text:span><text:span text:style-name="T47_5">:<text:s/></text:span><text:span text:style-name="T47_6">analyzing</text:span><text:span text:style-name="T47_7"><text:s/></text:span><text:span text:style-name="T47_8">data</text:span><text:span text:style-name="T47_9">,<text:s/></text:span><text:span text:style-name="T47_10">prepare</text:span><text:span text:style-name="T47_11"><text:s/></text:span><text:span text:style-name="T47_12">first</text:span><text:span text:style-name="T47_13"><text:s/></text:span><text:span text:style-name="T47_14">results</text:span></text:p>
      <text:p text:style-name="P48"><text:span text:style-name="T48_1">4</text:span><text:span text:style-name="T48_2">th</text:span><text:span text:style-name="T48_3"><text:s/></text:span><text:span text:style-name="T48_4">week</text:span><text:span text:style-name="T48_5">:<text:s/></text:span><text:span text:style-name="T48_6">wrapping</text:span><text:span text:style-name="T48_7"><text:s/></text:span><text:span text:style-name="T48_8">up</text:span><text:span text:style-name="T48_9"><text:s/></text:span><text:span text:style-name="T48_10">results</text:span><text:span text:style-name="T48_11"><text:s/></text:span><text:span text:style-name="T48_12">and</text:span><text:span text:style-name="T48_13"><text:s/></text:span><text:span text:style-name="T48_14">presenting</text:span><text:span text:style-name="T48_15"><text:s/></text:span><text:span text:style-name="T48_16">them</text:span><text:span text:style-name="T48_17"><text:s/></text:span><text:span text:style-name="T48_18">to</text:span><text:span text:style-name="T48_19"><text:s/></text:span><text:span text:style-name="T48_20">swissnex</text:span><text:span text:style-name="T48_21"><text:s/></text:span><text:span text:style-name="T48_22">Boston</text:span></text:p>
      <text:p text:style-name="P49"/>
      <text:p text:style-name="P50"/>
      <text:p text:style-name="P51"><text:span text:style-name="T51_1">\</text:span><text:span text:style-name="T51_2">underline</text:span><text:span text:style-name="T51_3">{</text:span><text:span text:style-name="T51_4">Side</text:span><text:span text:style-name="T51_5"><text:s/></text:span><text:span text:style-name="T51_6">note</text:span><text:span text:style-name="T51_7">}:<text:s/></text:span><text:span text:style-name="T51_8">Prof</text:span><text:span text:style-name="T51_9"><text:s/></text:span><text:span text:style-name="T51_10">Gloor</text:span><text:span text:style-name="T51_11"><text:s/></text:span><text:span text:style-name="T51_12">leaves</text:span><text:span text:style-name="T51_13"><text:s/></text:span><text:span text:style-name="T51_14">May</text:span><text:span text:style-name="T51_15"><text:s/>15<text:s/></text:span><text:span text:style-name="T51_16">and</text:span><text:span text:style-name="T51_17"><text:s/></text:span><text:span text:style-name="T51_18">returns</text:span><text:span text:style-name="T51_19"><text:s/></text:span><text:span text:style-name="T51_20">July</text:span><text:span text:style-name="T51_21"><text:s/>20,<text:s/>2013.</text:span></text:p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